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ee3" officeooo:paragraph-rsid="001c6e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Cool Kid Like me Hans Wilhelm</text:p>
      <text:p text:style-name="P1">First published by crown New York USA</text:p>
      <text:p text:style-name="P1">Simon &amp; Shuster London England</text:p>
      <text:p text:style-name="P1">Carlsen Hamburg Germany</text:p>
      <text:p text:style-name="P1">Editorial Joventut Barcelona Spain</text:p>
      <text:p text:style-name="P1">Copyright Hans Wilhelm Inc</text:p>
      <text:p text:style-name="P1">A cool kid like me Hans Wilhelm Crown publishers Inc New York</text:p>
      <text:p text:style-name="P1">This story is about a kid everyone thought was so terrific and so cool that kid was me</text:p>
      <text:p text:style-name="P1">I knew how to draw great pictures I even brushed my teeth most of the time and I had a few friends to play with</text:p>
      <text:p text:style-name="P1">My parents left me alone a lot They thought I was a cool kid But that was only on the outside They didn’t really know me</text:p>
      <text:p text:style-name="P1">Nobody knew what I was really like on the inside except my grandma She wanted to know how I felt “What’s the matter” she asked And I told her everything like how scared I was without a night light or how awful I felt when I dropped the ball I liked talking to Grandma She was a good listener and I could ask her all kinds of questions Grandma was the only one I would let hug me</text:p>
      <text:p text:style-name="P1">One day she left for a long vacation But before she went she gave me a special present</text:p>
      <text:p text:style-name="P1">It was a teddy bear</text:p>
      <text:p text:style-name="P1">“Oh no” said my father “He’s too old for that He’s a big boy now” “I agree” said my mother shaking her head “He won’t play with it He’s already into computers” What a weird present for a cool kid I thought “Nonsense” replied Grandma “Nobody is too old for a teddy It will keep him company while I am away” Then I took another look at Teddy and decided that I liked him except for the stupid ribbon of course</text:p>
      <text:p text:style-name="P1">He was soft and cuddly and kind of fun to hold I took him with me when I was sure nobody could see him</text:p>
      <text:p text:style-name="P1">But when my mother cleaned my room she put him away at the top of the closet “What was Grandma thinking You’re too big for this” she insisted</text:p>
      <text:p text:style-name="P1">But I took him down as soon as she left the room</text:p>
      <text:p text:style-name="P1">Grownups think it’s fun to be a kid But it’s not fun all the time And that’s what I talked about with Teddy before we went to sleep He was the only on who knew how I felt</text:p>
      <text:p text:style-name="P1">Teddy understood when I told him</text:p>
      <text:p text:style-name="P1">that I didn’t like to be alone in the dark</text:p>
      <text:p text:style-name="P1">Teddy knew I was scared that I would never have a best friend</text:p>
      <text:p text:style-name="P1">I could tell him I was afraid that the other kids wouldn’t like me and would laugh behind my back</text:p>
      <text:p text:style-name="P1">I was scared that I’d be picked last at games</text:p>
      <text:p text:style-name="P1">or that my parents would chew me out in front of my friends</text:p>
      <text:p text:style-name="P1">Teddy knew how I felt when my parents were fighting</text:p>
      <text:p text:style-name="P1">or not talking to each other at all</text:p>
      <text:p text:style-name="P1">And Teddy knew I was scared that my mother would leave and never come back I know it was stupid but sometimes I just could not help being scared</text:p>
      <text:p text:style-name="P1">There were other secrets too that I could share with Teddy It made us feel much better Finally we would fall asleep</text:p>
      <text:p text:style-name="P1">In the morning things wouldn’t look so bad I would get ready to be that cool kid again the one everyone thought was so terrific</text:p>
      <text:p text:style-name="P1">I would be as cool as I could be Except of course</text:p>
      <text:p text:style-name="P1">when Grandma came home again Boy was I happy On the outside and on the inside t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8:21:32.356498094</meta:creation-date>
    <dc:date>2018-05-07T18:33:29.926849493</dc:date>
    <meta:editing-duration>PT11M58S</meta:editing-duration>
    <meta:editing-cycles>1</meta:editing-cycles>
    <meta:document-statistic meta:table-count="0" meta:image-count="0" meta:object-count="0" meta:page-count="1" meta:paragraph-count="31" meta:word-count="590" meta:character-count="2848" meta:non-whitespace-character-count="2289"/>
    <meta:generator>LibreOffice/5.1.6.2$Linux_X86_64 LibreOffice_project/10m0$Build-2</meta:generator>
  </office:meta>
</office:document-meta>
</file>